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adornments="Negrita itál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adornments="Normal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ormación Reglada</text:h>
      <text:list xml:id="list1312297798" text:style-name="List_20_2">
        <text:list-item>
          <text:h text:style-name="Text_20_body" text:outline-level="1">FP I Rama Administrativa: <text:s/>Cursado en los años 1991-93 en el I. P. Do Deza.</text:h>
        </text:list-item>
        <text:list-item>
          <text:h text:style-name="Text_20_body" text:outline-level="1">FP II Técnico Administrativo: <text:s/>Cursado en los años 1993-95 en el I. P. Do Deza</text:h>
        </text:list-item>
        <text:list-item>
          <text:h text:style-name="Text_20_body" text:outline-level="1">Diplomada en Empresariales: <text:s/>Cursados en los años 1995-99 en la E. E. Empresariales de Vigo. <text:s/>Especialización en Marketing.</text:h>
        </text:list-item>
      </text:list>
      <text:h text:style-name="Heading_20_1" text:outline-level="1">Formación No Reglada</text:h>
      <text:list xml:id="list113807449696246" text:continue-numbering="true" text:style-name="List_20_2">
        <text:list-item>
          <text:h text:style-name="Text_20_body" text:outline-level="1">Curso de Ofimática: <text:s/>Cursado en 1999, con duración de 108 horas en el Instituto Galego de Formación según diploma adjunto. <text:s/>Las materias fueron:</text:h>
        </text:list-item>
        <text:list-item>
          <text:h text:style-name="Text_20_body" text:outline-level="1">Microsoft Windows 98</text:h>
        </text:list-item>
        <text:list-item>
          <text:h text:style-name="Text_20_body" text:outline-level="1">Microsoft Office 2000 (Word, Excel, Access, PowerPoint)</text:h>
        </text:list-item>
        <text:list-item>
          <text:h text:style-name="Text_20_body" text:outline-level="1">Internet Explorer (navegación, búsqueda de información, correo electrónico, etc.)</text:h>
        </text:list-item>
        <text:list-item>
          <text:h text:style-name="Text_20_body" text:outline-level="1">Cursillo de Mecanografía: <text:s/>Cursado este verano, con duración de 25 horas en la academia Meca-Rapid, alcanzando una velocidad de 200 p.p.m.</text:h>
        </text:list-item>
      </text:list>
      <text:h text:style-name="Heading_20_1" text:outline-level="1">Experiencia Laboral</text:h>
      <text:list text:continue-numbering="true" text:style-name="List_20_2">
        <text:list-item>
          <text:h text:style-name="Text_20_body" text:outline-level="1">14 Junio 1995 – 17 Agosto 1995: <text:s/>Prácticas en empresas en el almacén de frutas Gómez de Vigo. <text:s/>Cargo ocupado: <text:s/>Auxiliar administrativa.</text:h>
        </text:list-item>
        <text:list-item>
          <text:h text:style-name="Text_20_body" text:outline-level="1">16 Octubre 1998 – 31 Diciembre 1998: <text:s/>Camarera en Telepizza c/ Travesía Vigo, nº 14.</text:h>
        </text:list-item>
        <text:list-item>
          <text:h text:style-name="Text_20_body" text:outline-level="1">1 Febrero 1999 – 1 Abril 1999: <text:s/>Auxiliar Administrativa con contrato con la E.T.T. Umano, desarrollando mi trabajo en Talleres Escudero, sito en la c/ Extremadura de Vigo. <text:s/>Manejo de Contabilidad, atención de llamadask, manejo del programa FacturaPlus.</text:h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adornments="Negrita itál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1" style:list-style-name="List_20_2" style:class="text">
      <style:paragraph-properties fo:margin-top="0cm" fo:margin-bottom="0.247cm" style:contextual-spacing="false" fo:line-height="120%"/>
      <style:text-properties style:font-name="Times New Roman" fo:font-family="'Times New Roman'" style:font-style-name="Normal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2.24pt solid #2a6099" style:shadow="#808080 -0.176cm -0.176cm"/>
      <style:text-properties fo:color="#2a6099" loext:opacity="100%" style:font-name="Arial" fo:font-family="Arial" style:font-style-name="Negrita itálica" style:font-family-generic="swiss" style:font-pitch="variable" fo:font-size="18pt" fo:font-style="italic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2-26T09:48:54.813000000</meta:creation-date>
    <dc:date>2025-10-19T11:29:16.358246511</dc:date>
    <meta:editing-duration>PT8M19S</meta:editing-duration>
    <meta:editing-cycles>2</meta:editing-cycles>
    <meta:generator>LibreOffice/24.8.4.2$MacOSX_AARCH64 LibreOffice_project/bb3cfa12c7b1bf994ecc5649a80400d06cd71002</meta:generator>
    <dc:creator>Camilo Fonseca</dc:creator>
    <meta:document-statistic meta:table-count="0" meta:image-count="0" meta:object-count="0" meta:page-count="1" meta:paragraph-count="14" meta:word-count="201" meta:character-count="1252" meta:non-whitespace-character-count="1060"/>
  </office:meta>
</office:document-meta>
</file>